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name-complex="Verdana"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style-name="Default"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7453">
            <text:p>7453</text:p>
          </table:table-cell>
          <table:table-cell table:style-name="ce3" office:value-type="string">
            <text:p>support MPR in GTL/GTM</text:p>
          </table:table-cell>
          <table:table-cell table:style-name="ce3" office:value-type="string">
            <text:p>allow the GTL/GTM/ExaPAT solutions to support MultiParametric results</text:p>
          </table:table-cell>
          <table:table-cell table:number-columns-repeated="1020"/>
        </table:table-row>
        <table:table-row table:style-name="ro4">
          <table:table-cell table:style-name="ce3" office:value-type="float" office:value="7501">
            <text:p>7501</text:p>
          </table:table-cell>
          <table:table-cell table:style-name="ce3" office:value-type="string">
            <text:p>Enhance support for test and retest in GTL/GTM/ExaPAT</text:p>
          </table:table-cell>
          <table:table-cell table:style-name="ce3" office:value-type="string">
            <text:p>during test, when it is time for retest, the summary is cleared on the tester and a new stdf is started. the sqlite file is not restarted so the sqlite file appears to have more parts than the stdf file(s). we need to support more than one splitlot in the sqlite file.</text:p>
          </table:table-cell>
          <table:table-cell table:number-columns-repeated="1020"/>
        </table:table-row>
        <table:table-row table:style-name="ro4">
          <table:table-cell table:style-name="ce3" office:value-type="float" office:value="7539">
            <text:p>7539</text:p>
          </table:table-cell>
          <table:table-cell table:style-name="ce3" office:value-type="string">
            <text:p>create an interface to connect to a daemon and interact with it</text:p>
          </table:table-cell>
          <table:table-cell table:style-name="ce3" office:value-type="string">
            <text:p>for all daemons (PM, YM and GTM), have an app or api that can connect to a daemon and stop the scheduler (YM/PM) or prevent new connections (GTM) so that the user can see the status and safely stop the daemon for upgrades and server maintenance.</text:p>
          </table:table-cell>
          <table:table-cell table:number-columns-repeated="1020"/>
        </table:table-row>
        <table:table-row table:style-name="ro5">
          <table:table-cell table:style-name="ce3" office:value-type="float" office:value="7672">
            <text:p>7672</text:p>
          </table:table-cell>
          <table:table-cell table:style-name="ce3" office:value-type="string">
            <text:p>allow the user to write mir fields in the splitlot table of the sqlite file using gtl</text:p>
          </table:table-cell>
          <table:table-cell table:style-name="ce3" office:value-type="string">
            <text:p>add new keys in the gtl_set function to allow the program to write full data in the ft_splitlot table</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7748">
            <text:p>7748</text:p>
          </table:table-cell>
          <table:table-cell table:style-name="ce3" office:value-type="string">
            <text:p>the linux start up scripts specify the legacy license manager</text:p>
          </table:table-cell>
          <table:table-cell table:style-name="ce3" office:value-type="string">
            <text:p>the -uselp=gs_lp is still in all the linux start up scripts. this was supposed to be removed in v7.1.03.</text:p>
          </table:table-cell>
          <table:table-cell table:number-columns-repeated="1020"/>
        </table:table-row>
        <table:table-row table:style-name="ro6">
          <table:table-cell table:style-name="ce3" office:value-type="float" office:value="7961">
            <text:p>7961</text:p>
          </table:table-cell>
          <table:table-cell table:style-name="ce3" office:value-type="string">
            <text:p>if the license manager goes away, the server application delivers a pop-up to the user</text:p>
          </table:table-cell>
          <table:table-cell table:style-name="ce3" office:value-type="string">
            <text:p>if the license manager goes away, the server application delivers a pop-up to the user. because the application is running on a server and does not have a specific user, it stops until someone acknowledges the pop-up. the server application should not make a pop-up but should make a log and then try to reconnect every n minutes</text:p>
          </table:table-cell>
          <table:table-cell table:number-columns-repeated="1020"/>
        </table:table-row>
        <table:table-row table:style-name="ro3">
          <table:table-cell table:style-name="ce3" office:value-type="float" office:value="7964">
            <text:p>7964</text:p>
          </table:table-cell>
          <table:table-cell table:style-name="ce3" office:value-type="string">
            <text:p>on start up, gtm will crash with a qt5 error</text:p>
          </table:table-cell>
          <table:table-cell table:style-name="ce3" office:value-type="string">
            <text:p>immediately after starting the gtm gui, it crashes. the debug log notes a QT5 dll error</text:p>
          </table:table-cell>
          <table:table-cell table:number-columns-repeated="1020"/>
        </table:table-row>
        <table:table-row table:style-name="ro4">
          <table:table-cell table:style-name="ce3" office:value-type="float" office:value="7979">
            <text:p>7979</text:p>
          </table:table-cell>
          <table:table-cell table:style-name="ce3" office:value-type="string">
            <text:p>when user enters wrong credentials, he cannot exit from the welcome screen</text:p>
          </table:table-cell>
          <table:table-cell table:style-name="ce3" office:value-type="string">
            <text:p>when opening gex with the welcome scren, if the user enters incorrect ip or port, the welcome screen will reappear after a brief error. if the user then tries to exit the welcome screen without connecting, the welcome screen toggles between flex and legacy license connection</text:p>
          </table:table-cell>
          <table:table-cell table:number-columns-repeated="1020"/>
        </table:table-row>
        <table:table-row table:style-name="ro7" table:number-rows-repeated="1048563">
          <table:table-cell table:number-columns-repeated="1023"/>
        </table:table-row>
        <table:table-row table:style-name="ro7">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4-02-20T18:38:31.25</dc:date>
    <meta:editing-duration>P0D</meta:editing-duration>
    <meta:editing-cycles>1</meta:editing-cycles>
    <meta:document-statistic meta:table-count="1" meta:cell-count="32" meta:object-count="0"/>
  </office:meta>
</office:document-meta>
</file>